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0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469cm"/>
    </style:style>
    <style:style style:name="co4" style:family="table-column">
      <style:table-column-properties fo:break-before="auto" style:column-width="2.769cm"/>
    </style:style>
    <style:style style:name="co5" style:family="table-column">
      <style:table-column-properties fo:break-before="auto" style:column-width="0.586cm"/>
    </style:style>
    <style:style style:name="co6" style:family="table-column">
      <style:table-column-properties fo:break-before="auto" style:column-width="2.907cm"/>
    </style:style>
    <style:style style:name="co7" style:family="table-column">
      <style:table-column-properties fo:break-before="auto" style:column-width="12.612cm"/>
    </style:style>
    <style:style style:name="co8" style:family="table-column">
      <style:table-column-properties fo:break-before="auto" style:column-width="2.438cm"/>
    </style:style>
    <style:style style:name="co9" style:family="table-column">
      <style:table-column-properties fo:break-before="auto" style:column-width="3.958cm"/>
    </style:style>
    <style:style style:name="co10" style:family="table-column">
      <style:table-column-properties fo:break-before="auto" style:column-width="1.72cm"/>
    </style:style>
    <style:style style:name="co11" style:family="table-column">
      <style:table-column-properties fo:break-before="auto" style:column-width="1.746cm"/>
    </style:style>
    <style:style style:name="co12" style:family="table-column">
      <style:table-column-properties fo:break-before="auto" style:column-width="2.078cm"/>
    </style:style>
    <style:style style:name="co13" style:family="table-column">
      <style:table-column-properties fo:break-before="auto" style:column-width="2.958cm"/>
    </style:style>
    <style:style style:name="co14" style:family="table-column">
      <style:table-column-properties fo:break-before="auto" style:column-width="5.175cm"/>
    </style:style>
    <style:style style:name="co15" style:family="table-column">
      <style:table-column-properties fo:break-before="auto" style:column-width="1.886cm"/>
    </style:style>
    <style:style style:name="co16" style:family="table-column">
      <style:table-column-properties fo:break-before="auto" style:column-width="4.235cm"/>
    </style:style>
    <style:style style:name="co17" style:family="table-column">
      <style:table-column-properties fo:break-before="auto" style:column-width="5.313cm"/>
    </style:style>
    <style:style style:name="co18" style:family="table-column">
      <style:table-column-properties fo:break-before="auto" style:column-width="2.963cm"/>
    </style:style>
    <style:style style:name="co19" style:family="table-column">
      <style:table-column-properties fo:break-before="auto" style:column-width="3.074cm"/>
    </style:style>
    <style:style style:name="co20" style:family="table-column">
      <style:table-column-properties fo:break-before="auto" style:column-width="2.992cm"/>
    </style:style>
    <style:style style:name="co21" style:family="table-column">
      <style:table-column-properties fo:break-before="auto" style:column-width="3.875cm"/>
    </style:style>
    <style:style style:name="co22" style:family="table-column">
      <style:table-column-properties fo:break-before="auto" style:column-width="3.572cm"/>
    </style:style>
    <style:style style:name="co23" style:family="table-column">
      <style:table-column-properties fo:break-before="auto" style:column-width="3.821cm"/>
    </style:style>
    <style:style style:name="co24" style:family="table-column">
      <style:table-column-properties fo:break-before="auto" style:column-width="3.018cm"/>
    </style:style>
    <style:style style:name="co25" style:family="table-column">
      <style:table-column-properties fo:break-before="auto" style:column-width="4.29cm"/>
    </style:style>
    <style:style style:name="co26" style:family="table-column">
      <style:table-column-properties fo:break-before="auto" style:column-width="3.598cm"/>
    </style:style>
    <style:style style:name="co27" style:family="table-column">
      <style:table-column-properties fo:break-before="auto" style:column-width="1.663cm"/>
    </style:style>
    <style:style style:name="co28" style:family="table-column">
      <style:table-column-properties fo:break-before="auto" style:column-width="2.7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  <style:style style:name="ce2" style:family="table-cell" style:parent-style-name="Default" style:data-style-name="N105"/>
  </office:automatic-styles>
  <office:body>
    <office:spreadsheet>
      <table:content-validations>
        <table:content-validation table:name="val1" table:condition="of:cell-content-is-in-list(user_id)" table:allow-empty-cell="true" table:display-list="unsorted" table:base-cell-address="background_picture.A2">
          <table:error-message table:message-type="stop" table:display="true"/>
        </table:content-validation>
        <table:content-validation table:name="val2" table:condition="of:cell-content-is-in-list(user_id)" table:allow-empty-cell="true" table:display-list="unsorted" table:base-cell-address="request.E2">
          <table:error-message table:message-type="stop" table:display="true"/>
        </table:content-validation>
        <table:content-validation table:name="val3" table:condition="of:cell-content-is-in-list(user_id)" table:allow-empty-cell="true" table:display-list="unsorted" table:base-cell-address="tag.B2">
          <table:error-message table:message-type="stop" table:display="true"/>
        </table:content-validation>
      </table:content-validations>
      <table:table table:name="authorities" table:style-name="ta1">
        <table:table-column table:style-name="co1" table:default-cell-style-name="Default"/>
        <table:table-row table:style-name="ro1" table:number-rows-repeated="13">
          <table:table-cell/>
        </table:table-row>
        <table:table-row table:style-name="ro1"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ROLE_ADMIN</text:p>
          </table:table-cell>
        </table:table-row>
        <table:table-row table:style-name="ro1">
          <table:table-cell office:value-type="string" calcext:value-type="string">
            <text:p>ROLE_USER</text:p>
          </table:table-cell>
        </table:table-row>
      </table:table>
      <table:table table:name="users_authorities" table:style-name="ta1"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authority_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LE_ADMI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LE_USE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OLE_ADMI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OLE_US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OLE_USE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OLE_USE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OLE_USE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OLE_USE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OLE_USE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OLE_USE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OLE_US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OLE_USE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OLE_USE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OLE_USE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OLE_USE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OLE_USE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OLE_USER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OLE_USE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OLE_USER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OLE_USE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OLE_USER</text:p>
          </table:table-cell>
        </table:table-row>
      </table:table>
      <table:table table:name="user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first_name</text:p>
          </table:table-cell>
          <table:table-cell office:value-type="string" calcext:value-type="string">
            <text:p>last_na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activated</text:p>
          </table:table-cell>
          <table:table-cell office:value-type="string" calcext:value-type="string">
            <text:p>lang_key</text:p>
          </table:table-cell>
          <table:table-cell office:value-type="string" calcext:value-type="string">
            <text:p>created_by</text:p>
          </table:table-cell>
          <table:table-cell office:value-type="string" calcext:value-type="string">
            <text:p>biograph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$2a$10$mE.qmcV0mFU5NcKh73TZx.z4ueI/.bDWbj0T1BYyqP481kGGarKLG</text:p>
          </table:table-cell>
          <table:table-cell table:number-columns-repeated="2" office:value-type="string" calcext:value-type="string">
            <text:p>System</text:p>
          </table:table-cell>
          <table:table-cell office:value-type="string" calcext:value-type="string">
            <text:p>system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syste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onymousUser</text:p>
          </table:table-cell>
          <table:table-cell office:value-type="string" calcext:value-type="string">
            <text:p>$2a$10$j8S5d7Sr7.8VTOYNviDPOeWX8KcYILUVJBsYV83Y5NtECayypx9lO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nonymous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ystem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$2a$10$gSAhZrxMllrbgj/kkK9UceBPpChGWJA7SYIb1Mqo.n5aNLq1/oRrC</text:p>
          </table:table-cell>
          <table:table-cell table:number-columns-repeated="2" office:value-type="string" calcext:value-type="string">
            <text:p>Administrator</text:p>
          </table:table-cell>
          <table:table-cell office:value-type="string" calcext:value-type="string">
            <text:p>admin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admi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$2a$10$VEjxo0jq2YG9Rbk2HmX9S.k1uZBGYUHdUcid3g/vfiEl7lwWgOH/K</text:p>
          </table:table-cell>
          <table:table-cell table:number-columns-repeated="2" office:value-type="string" calcext:value-type="string">
            <text:p>User</text:p>
          </table:table-cell>
          <table:table-cell office:value-type="string" calcext:value-type="string">
            <text:p>user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use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er001</text:p>
          </table:table-cell>
          <table:table-cell office:value-type="string" calcext:value-type="string">
            <text:p>$2a$10$VEjxo0jq2YG9Rbk2HmX9S.k1uZBGYUHdUcid3g/vfiEl7lwWgOH/K</text:p>
          </table:table-cell>
          <table:table-cell office:value-type="string" calcext:value-type="string">
            <text:p>User 001</text:p>
          </table:table-cell>
          <table:table-cell office:value-type="string" calcext:value-type="string">
            <text:p>Surname 001</text:p>
          </table:table-cell>
          <table:table-cell office:value-type="string" calcext:value-type="string">
            <text:p>user001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user 0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er002</text:p>
          </table:table-cell>
          <table:table-cell office:value-type="string" calcext:value-type="string">
            <text:p>$2a$10$VEjxo0jq2YG9Rbk2HmX9S.k1uZBGYUHdUcid3g/vfiEl7lwWgOH/K</text:p>
          </table:table-cell>
          <table:table-cell office:value-type="string" calcext:value-type="string">
            <text:p>User 002</text:p>
          </table:table-cell>
          <table:table-cell office:value-type="string" calcext:value-type="string">
            <text:p>Surname 002</text:p>
          </table:table-cell>
          <table:table-cell office:value-type="string" calcext:value-type="string">
            <text:p>user002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user 0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er003</text:p>
          </table:table-cell>
          <table:table-cell office:value-type="string" calcext:value-type="string">
            <text:p>$2a$10$VEjxo0jq2YG9Rbk2HmX9S.k1uZBGYUHdUcid3g/vfiEl7lwWgOH/K</text:p>
          </table:table-cell>
          <table:table-cell office:value-type="string" calcext:value-type="string">
            <text:p>User 003</text:p>
          </table:table-cell>
          <table:table-cell office:value-type="string" calcext:value-type="string">
            <text:p>Surname 003</text:p>
          </table:table-cell>
          <table:table-cell office:value-type="string" calcext:value-type="string">
            <text:p>user003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user 0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ser004</text:p>
          </table:table-cell>
          <table:table-cell office:value-type="string" calcext:value-type="string">
            <text:p>$2a$10$VEjxo0jq2YG9Rbk2HmX9S.k1uZBGYUHdUcid3g/vfiEl7lwWgOH/K</text:p>
          </table:table-cell>
          <table:table-cell office:value-type="string" calcext:value-type="string">
            <text:p>User 004</text:p>
          </table:table-cell>
          <table:table-cell office:value-type="string" calcext:value-type="string">
            <text:p>Surname 004</text:p>
          </table:table-cell>
          <table:table-cell office:value-type="string" calcext:value-type="string">
            <text:p>user004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user 0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ser005</text:p>
          </table:table-cell>
          <table:table-cell office:value-type="string" calcext:value-type="string">
            <text:p>$2a$10$VEjxo0jq2YG9Rbk2HmX9S.k1uZBGYUHdUcid3g/vfiEl7lwWgOH/K</text:p>
          </table:table-cell>
          <table:table-cell office:value-type="string" calcext:value-type="string">
            <text:p>User 005</text:p>
          </table:table-cell>
          <table:table-cell office:value-type="string" calcext:value-type="string">
            <text:p>Surname 005</text:p>
          </table:table-cell>
          <table:table-cell office:value-type="string" calcext:value-type="string">
            <text:p>user005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user 0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ser006</text:p>
          </table:table-cell>
          <table:table-cell office:value-type="string" calcext:value-type="string">
            <text:p>$2a$10$VEjxo0jq2YG9Rbk2HmX9S.k1uZBGYUHdUcid3g/vfiEl7lwWgOH/K</text:p>
          </table:table-cell>
          <table:table-cell office:value-type="string" calcext:value-type="string">
            <text:p>User 006</text:p>
          </table:table-cell>
          <table:table-cell office:value-type="string" calcext:value-type="string">
            <text:p>Surname 006</text:p>
          </table:table-cell>
          <table:table-cell office:value-type="string" calcext:value-type="string">
            <text:p>user006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user 0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ser007</text:p>
          </table:table-cell>
          <table:table-cell office:value-type="string" calcext:value-type="string">
            <text:p>$2a$10$VEjxo0jq2YG9Rbk2HmX9S.k1uZBGYUHdUcid3g/vfiEl7lwWgOH/K</text:p>
          </table:table-cell>
          <table:table-cell office:value-type="string" calcext:value-type="string">
            <text:p>User 007</text:p>
          </table:table-cell>
          <table:table-cell office:value-type="string" calcext:value-type="string">
            <text:p>Surname 007</text:p>
          </table:table-cell>
          <table:table-cell office:value-type="string" calcext:value-type="string">
            <text:p>user007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user 0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user008</text:p>
          </table:table-cell>
          <table:table-cell office:value-type="string" calcext:value-type="string">
            <text:p>$2a$10$VEjxo0jq2YG9Rbk2HmX9S.k1uZBGYUHdUcid3g/vfiEl7lwWgOH/K</text:p>
          </table:table-cell>
          <table:table-cell office:value-type="string" calcext:value-type="string">
            <text:p>User 008</text:p>
          </table:table-cell>
          <table:table-cell office:value-type="string" calcext:value-type="string">
            <text:p>Surname 008</text:p>
          </table:table-cell>
          <table:table-cell office:value-type="string" calcext:value-type="string">
            <text:p>user008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user 0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ser009</text:p>
          </table:table-cell>
          <table:table-cell office:value-type="string" calcext:value-type="string">
            <text:p>$2a$10$VEjxo0jq2YG9Rbk2HmX9S.k1uZBGYUHdUcid3g/vfiEl7lwWgOH/K</text:p>
          </table:table-cell>
          <table:table-cell office:value-type="string" calcext:value-type="string">
            <text:p>User 009</text:p>
          </table:table-cell>
          <table:table-cell office:value-type="string" calcext:value-type="string">
            <text:p>Surname 009</text:p>
          </table:table-cell>
          <table:table-cell office:value-type="string" calcext:value-type="string">
            <text:p>user009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user 0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user010</text:p>
          </table:table-cell>
          <table:table-cell office:value-type="string" calcext:value-type="string">
            <text:p>$2a$10$VEjxo0jq2YG9Rbk2HmX9S.k1uZBGYUHdUcid3g/vfiEl7lwWgOH/K</text:p>
          </table:table-cell>
          <table:table-cell office:value-type="string" calcext:value-type="string">
            <text:p>User 010</text:p>
          </table:table-cell>
          <table:table-cell office:value-type="string" calcext:value-type="string">
            <text:p>Surname 010</text:p>
          </table:table-cell>
          <table:table-cell office:value-type="string" calcext:value-type="string">
            <text:p>user010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user 0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ser011</text:p>
          </table:table-cell>
          <table:table-cell office:value-type="string" calcext:value-type="string">
            <text:p>$2a$10$VEjxo0jq2YG9Rbk2HmX9S.k1uZBGYUHdUcid3g/vfiEl7lwWgOH/K</text:p>
          </table:table-cell>
          <table:table-cell office:value-type="string" calcext:value-type="string">
            <text:p>User 011</text:p>
          </table:table-cell>
          <table:table-cell office:value-type="string" calcext:value-type="string">
            <text:p>Surname 011</text:p>
          </table:table-cell>
          <table:table-cell office:value-type="string" calcext:value-type="string">
            <text:p>user011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user 0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user012</text:p>
          </table:table-cell>
          <table:table-cell office:value-type="string" calcext:value-type="string">
            <text:p>$2a$10$VEjxo0jq2YG9Rbk2HmX9S.k1uZBGYUHdUcid3g/vfiEl7lwWgOH/K</text:p>
          </table:table-cell>
          <table:table-cell office:value-type="string" calcext:value-type="string">
            <text:p>User 012</text:p>
          </table:table-cell>
          <table:table-cell office:value-type="string" calcext:value-type="string">
            <text:p>Surname 012</text:p>
          </table:table-cell>
          <table:table-cell office:value-type="string" calcext:value-type="string">
            <text:p>user012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user 0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user013</text:p>
          </table:table-cell>
          <table:table-cell office:value-type="string" calcext:value-type="string">
            <text:p>$2a$10$VEjxo0jq2YG9Rbk2HmX9S.k1uZBGYUHdUcid3g/vfiEl7lwWgOH/K</text:p>
          </table:table-cell>
          <table:table-cell office:value-type="string" calcext:value-type="string">
            <text:p>User 013</text:p>
          </table:table-cell>
          <table:table-cell office:value-type="string" calcext:value-type="string">
            <text:p>Surname 013</text:p>
          </table:table-cell>
          <table:table-cell office:value-type="string" calcext:value-type="string">
            <text:p>user013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user 0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user014</text:p>
          </table:table-cell>
          <table:table-cell office:value-type="string" calcext:value-type="string">
            <text:p>$2a$10$VEjxo0jq2YG9Rbk2HmX9S.k1uZBGYUHdUcid3g/vfiEl7lwWgOH/K</text:p>
          </table:table-cell>
          <table:table-cell office:value-type="string" calcext:value-type="string">
            <text:p>User 014</text:p>
          </table:table-cell>
          <table:table-cell office:value-type="string" calcext:value-type="string">
            <text:p>Surname 014</text:p>
          </table:table-cell>
          <table:table-cell office:value-type="string" calcext:value-type="string">
            <text:p>user014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user 0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user015</text:p>
          </table:table-cell>
          <table:table-cell office:value-type="string" calcext:value-type="string">
            <text:p>$2a$10$VEjxo0jq2YG9Rbk2HmX9S.k1uZBGYUHdUcid3g/vfiEl7lwWgOH/K</text:p>
          </table:table-cell>
          <table:table-cell office:value-type="string" calcext:value-type="string">
            <text:p>User 015</text:p>
          </table:table-cell>
          <table:table-cell office:value-type="string" calcext:value-type="string">
            <text:p>Surname 015</text:p>
          </table:table-cell>
          <table:table-cell office:value-type="string" calcext:value-type="string">
            <text:p>user015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user 0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ser016</text:p>
          </table:table-cell>
          <table:table-cell office:value-type="string" calcext:value-type="string">
            <text:p>$2a$10$VEjxo0jq2YG9Rbk2HmX9S.k1uZBGYUHdUcid3g/vfiEl7lwWgOH/K</text:p>
          </table:table-cell>
          <table:table-cell office:value-type="string" calcext:value-type="string">
            <text:p>User 016</text:p>
          </table:table-cell>
          <table:table-cell office:value-type="string" calcext:value-type="string">
            <text:p>Surname 016</text:p>
          </table:table-cell>
          <table:table-cell office:value-type="string" calcext:value-type="string">
            <text:p>user016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user 016</text:p>
          </table:table-cell>
        </table:table-row>
      </table:table>
      <table:table table:name="background_picture" table:style-name="ta1"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properties</text:p>
          </table:table-cell>
        </table:table-row>
        <table:table-row table:style-name="ro1">
          <table:table-cell table:content-validation-name="val1" office:value-type="float" office:value="1" calcext:value-type="float">
            <text:p>1</text:p>
          </table:table-cell>
          <table:table-cell table:formula="of:=CONCATENATE(&quot;Usuario &quot;; [users.B2])" office:value-type="string" office:string-value="Usuario system" calcext:value-type="string">
            <text:p>Usuario system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2" calcext:value-type="float">
            <text:p>2</text:p>
          </table:table-cell>
          <table:table-cell table:formula="of:=CONCATENATE(&quot;Usuario &quot;; [users.B4])" office:value-type="string" office:string-value="Usuario admin" calcext:value-type="string">
            <text:p>Usuario admin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4" calcext:value-type="float">
            <text:p>4</text:p>
          </table:table-cell>
          <table:table-cell table:formula="of:=CONCATENATE(&quot;Usuario &quot;; [users.B5])" office:value-type="string" office:string-value="Usuario user" calcext:value-type="string">
            <text:p>Usuario user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5" calcext:value-type="float">
            <text:p>5</text:p>
          </table:table-cell>
          <table:table-cell table:formula="of:=CONCATENATE(&quot;Usuario &quot;; [users.B6])" office:value-type="string" office:string-value="Usuario user001" calcext:value-type="string">
            <text:p>Usuario user001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6" calcext:value-type="float">
            <text:p>6</text:p>
          </table:table-cell>
          <table:table-cell table:formula="of:=CONCATENATE(&quot;Usuario &quot;; [users.B7])" office:value-type="string" office:string-value="Usuario user002" calcext:value-type="string">
            <text:p>Usuario user00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7" calcext:value-type="float">
            <text:p>7</text:p>
          </table:table-cell>
          <table:table-cell table:formula="of:=CONCATENATE(&quot;Usuario &quot;; [users.B8])" office:value-type="string" office:string-value="Usuario user003" calcext:value-type="string">
            <text:p>Usuario user003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8" calcext:value-type="float">
            <text:p>8</text:p>
          </table:table-cell>
          <table:table-cell table:formula="of:=CONCATENATE(&quot;Usuario &quot;; [users.B9])" office:value-type="string" office:string-value="Usuario user004" calcext:value-type="string">
            <text:p>Usuario user004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9" calcext:value-type="float">
            <text:p>9</text:p>
          </table:table-cell>
          <table:table-cell table:formula="of:=CONCATENATE(&quot;Usuario &quot;; [users.B10])" office:value-type="string" office:string-value="Usuario user005" calcext:value-type="string">
            <text:p>Usuario user005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0" calcext:value-type="float">
            <text:p>10</text:p>
          </table:table-cell>
          <table:table-cell table:formula="of:=CONCATENATE(&quot;Usuario &quot;; [users.B11])" office:value-type="string" office:string-value="Usuario user006" calcext:value-type="string">
            <text:p>Usuario user006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table:formula="of:=CONCATENATE(&quot;Usuario &quot;; [users.B12])" office:value-type="string" office:string-value="Usuario user007" calcext:value-type="string">
            <text:p>Usuario user007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2" calcext:value-type="float">
            <text:p>12</text:p>
          </table:table-cell>
          <table:table-cell table:formula="of:=CONCATENATE(&quot;Usuario &quot;; [users.B13])" office:value-type="string" office:string-value="Usuario user008" calcext:value-type="string">
            <text:p>Usuario user008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table:formula="of:=CONCATENATE(&quot;Usuario &quot;; [users.B14])" office:value-type="string" office:string-value="Usuario user009" calcext:value-type="string">
            <text:p>Usuario user009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4" calcext:value-type="float">
            <text:p>14</text:p>
          </table:table-cell>
          <table:table-cell table:formula="of:=CONCATENATE(&quot;Usuario &quot;; [users.B15])" office:value-type="string" office:string-value="Usuario user010" calcext:value-type="string">
            <text:p>Usuario user010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table:formula="of:=CONCATENATE(&quot;Usuario &quot;; [users.B16])" office:value-type="string" office:string-value="Usuario user011" calcext:value-type="string">
            <text:p>Usuario user011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6" calcext:value-type="float">
            <text:p>16</text:p>
          </table:table-cell>
          <table:table-cell table:formula="of:=CONCATENATE(&quot;Usuario &quot;; [users.B17])" office:value-type="string" office:string-value="Usuario user012" calcext:value-type="string">
            <text:p>Usuario user01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table:formula="of:=CONCATENATE(&quot;Usuario &quot;; [users.B18])" office:value-type="string" office:string-value="Usuario user013" calcext:value-type="string">
            <text:p>Usuario user013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table:formula="of:=CONCATENATE(&quot;Usuario &quot;; [users.B19])" office:value-type="string" office:string-value="Usuario user014" calcext:value-type="string">
            <text:p>Usuario user014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9" calcext:value-type="float">
            <text:p>19</text:p>
          </table:table-cell>
          <table:table-cell table:formula="of:=CONCATENATE(&quot;Usuario &quot;; [users.B20])" office:value-type="string" office:string-value="Usuario user015" calcext:value-type="string">
            <text:p>Usuario user015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table:formula="of:=CONCATENATE(&quot;Usuario &quot;; [users.B21])" office:value-type="string" office:string-value="Usuario user016" calcext:value-type="string">
            <text:p>Usuario user016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 table:number-rows-repeated="20">
          <table:table-cell table:content-validation-name="val1"/>
          <table:table-cell table:number-columns-repeated="3"/>
        </table:table-row>
        <table:table-row table:style-name="ro1">
          <table:table-cell table:content-validation-name="val1"/>
          <table:table-cell table:number-columns-repeated="3"/>
        </table:table-row>
      </table:table>
      <table:table table:name="profile_picture" table:style-name="ta1">
        <table:table-column table:style-name="co3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properties</text:p>
          </table:table-cell>
        </table:table-row>
        <table:table-row table:style-name="ro1">
          <table:table-cell table:content-validation-name="val1" office:value-type="float" office:value="1" calcext:value-type="float">
            <text:p>1</text:p>
          </table:table-cell>
          <table:table-cell table:formula="of:=[background_picture.B2]" office:value-type="string" office:string-value="Usuario system" calcext:value-type="string">
            <text:p>Usuario system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2" calcext:value-type="float">
            <text:p>2</text:p>
          </table:table-cell>
          <table:table-cell table:formula="of:=[background_picture.B3]" office:value-type="string" office:string-value="Usuario admin" calcext:value-type="string">
            <text:p>Usuario admin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4" calcext:value-type="float">
            <text:p>4</text:p>
          </table:table-cell>
          <table:table-cell table:formula="of:=[background_picture.B4]" office:value-type="string" office:string-value="Usuario user" calcext:value-type="string">
            <text:p>Usuario user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5" calcext:value-type="float">
            <text:p>5</text:p>
          </table:table-cell>
          <table:table-cell table:formula="of:=[background_picture.B5]" office:value-type="string" office:string-value="Usuario user001" calcext:value-type="string">
            <text:p>Usuario user001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6" calcext:value-type="float">
            <text:p>6</text:p>
          </table:table-cell>
          <table:table-cell table:formula="of:=[background_picture.B6]" office:value-type="string" office:string-value="Usuario user002" calcext:value-type="string">
            <text:p>Usuario user00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7" calcext:value-type="float">
            <text:p>7</text:p>
          </table:table-cell>
          <table:table-cell table:formula="of:=[background_picture.B7]" office:value-type="string" office:string-value="Usuario user003" calcext:value-type="string">
            <text:p>Usuario user003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8" calcext:value-type="float">
            <text:p>8</text:p>
          </table:table-cell>
          <table:table-cell table:formula="of:=[background_picture.B8]" office:value-type="string" office:string-value="Usuario user004" calcext:value-type="string">
            <text:p>Usuario user004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9" calcext:value-type="float">
            <text:p>9</text:p>
          </table:table-cell>
          <table:table-cell table:formula="of:=[background_picture.B9]" office:value-type="string" office:string-value="Usuario user005" calcext:value-type="string">
            <text:p>Usuario user005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0" calcext:value-type="float">
            <text:p>10</text:p>
          </table:table-cell>
          <table:table-cell table:formula="of:=[background_picture.B10]" office:value-type="string" office:string-value="Usuario user006" calcext:value-type="string">
            <text:p>Usuario user006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table:formula="of:=[background_picture.B11]" office:value-type="string" office:string-value="Usuario user007" calcext:value-type="string">
            <text:p>Usuario user007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2" calcext:value-type="float">
            <text:p>12</text:p>
          </table:table-cell>
          <table:table-cell table:formula="of:=[background_picture.B12]" office:value-type="string" office:string-value="Usuario user008" calcext:value-type="string">
            <text:p>Usuario user008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table:formula="of:=[background_picture.B13]" office:value-type="string" office:string-value="Usuario user009" calcext:value-type="string">
            <text:p>Usuario user009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4" calcext:value-type="float">
            <text:p>14</text:p>
          </table:table-cell>
          <table:table-cell table:formula="of:=[background_picture.B14]" office:value-type="string" office:string-value="Usuario user010" calcext:value-type="string">
            <text:p>Usuario user010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table:formula="of:=[background_picture.B15]" office:value-type="string" office:string-value="Usuario user011" calcext:value-type="string">
            <text:p>Usuario user011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6" calcext:value-type="float">
            <text:p>16</text:p>
          </table:table-cell>
          <table:table-cell table:formula="of:=[background_picture.B16]" office:value-type="string" office:string-value="Usuario user012" calcext:value-type="string">
            <text:p>Usuario user01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table:formula="of:=[background_picture.B17]" office:value-type="string" office:string-value="Usuario user013" calcext:value-type="string">
            <text:p>Usuario user013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table:formula="of:=[background_picture.B18]" office:value-type="string" office:string-value="Usuario user014" calcext:value-type="string">
            <text:p>Usuario user014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9" calcext:value-type="float">
            <text:p>19</text:p>
          </table:table-cell>
          <table:table-cell table:formula="of:=[background_picture.B19]" office:value-type="string" office:string-value="Usuario user015" calcext:value-type="string">
            <text:p>Usuario user015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table:formula="of:=[background_picture.B20]" office:value-type="string" office:string-value="Usuario user016" calcext:value-type="string">
            <text:p>Usuario user016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 table:number-rows-repeated="4">
          <table:table-cell table:content-validation-name="val1"/>
          <table:table-cell table:number-columns-repeated="3"/>
        </table:table-row>
        <table:table-row table:style-name="ro1">
          <table:table-cell table:content-validation-name="val1"/>
          <table:table-cell/>
          <table:table-cell table:style-name="ce1"/>
          <table:table-cell/>
        </table:table-row>
        <table:table-row table:style-name="ro1" table:number-rows-repeated="15">
          <table:table-cell table:content-validation-name="val1"/>
          <table:table-cell table:number-columns-repeated="3"/>
        </table:table-row>
        <table:table-row table:style-name="ro1">
          <table:table-cell table:content-validation-name="val1"/>
          <table:table-cell table:number-columns-repeated="3"/>
        </table:table-row>
      </table:table>
      <table:table table:name="request" table:style-name="ta1">
        <table:table-column table:style-name="co17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creation_date</text:p>
          </table:table-cell>
          <table:table-cell office:value-type="string" calcext:value-type="string">
            <text:p>accepted <text:s text:c="4"/></text:p>
          </table:table-cell>
          <table:table-cell office:value-type="string" calcext:value-type="string">
            <text:p>locked <text:s text:c="6"/></text:p>
          </table:table-cell>
          <table:table-cell office:value-type="string" calcext:value-type="string">
            <text:p>ignored <text:s text:c="5"/></text:p>
          </table:table-cell>
          <table:table-cell office:value-type="string" calcext:value-type="string">
            <text:p>follower_id <text:s/></text:p>
          </table:table-cell>
          <table:table-cell office:value-type="string" calcext:value-type="string">
            <text:p>followed_id </text:p>
          </table:table-cell>
        </table:table-row>
        <table:table-row table:style-name="ro1">
          <table:table-cell table:style-name="ce2" office:value-type="date" office:date-value="2014-10-12T10:20:13" calcext:value-type="date">
            <text:p>2014-10-12 10:20:1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date" office:date-value="2014-10-13T10:20:13" calcext:value-type="date">
            <text:p>2014-10-13 10:20:1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date" office:date-value="2014-10-14T10:20:13" calcext:value-type="date">
            <text:p>2014-10-14 10:20:1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content-validation-name="val2" office:value-type="float" office:value="5" calcext:value-type="float">
            <text:p>5</text:p>
          </table:table-cell>
          <table:table-cell table:content-validation-name="val2" office:value-type="float" office:value="6" calcext:value-type="float">
            <text:p>6</text:p>
          </table:table-cell>
        </table:table-row>
        <table:table-row table:style-name="ro1">
          <table:table-cell table:style-name="ce2" office:value-type="date" office:date-value="2014-10-15T10:20:13" calcext:value-type="date">
            <text:p>2014-10-15 10:20:1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content-validation-name="val2" office:value-type="float" office:value="5" calcext:value-type="float">
            <text:p>5</text:p>
          </table:table-cell>
          <table:table-cell table:content-validation-name="val2" office:value-type="float" office:value="7" calcext:value-type="float">
            <text:p>7</text:p>
          </table:table-cell>
        </table:table-row>
        <table:table-row table:style-name="ro1">
          <table:table-cell table:style-name="ce2" office:value-type="date" office:date-value="2014-10-16T10:20:13" calcext:value-type="date">
            <text:p>2014-10-16 10:20:1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content-validation-name="val2" office:value-type="float" office:value="10" calcext:value-type="float">
            <text:p>10</text:p>
          </table:table-cell>
          <table:table-cell table:content-validation-name="val2" office:value-type="float" office:value="7" calcext:value-type="float">
            <text:p>7</text:p>
          </table:table-cell>
        </table:table-row>
        <table:table-row table:style-name="ro1">
          <table:table-cell table:style-name="ce2" office:value-type="date" office:date-value="2014-10-17T10:20:13" calcext:value-type="date">
            <text:p>2014-10-17 10:20:1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content-validation-name="val2" office:value-type="float" office:value="12" calcext:value-type="float">
            <text:p>12</text:p>
          </table:table-cell>
          <table:table-cell table:content-validation-name="val2" office:value-type="float" office:value="11" calcext:value-type="float">
            <text:p>11</text:p>
          </table:table-cell>
        </table:table-row>
        <table:table-row table:style-name="ro1">
          <table:table-cell table:style-name="ce2" office:value-type="date" office:date-value="2014-10-18T10:20:13" calcext:value-type="date">
            <text:p>2014-10-18 10:20:1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content-validation-name="val2" office:value-type="float" office:value="19" calcext:value-type="float">
            <text:p>19</text:p>
          </table:table-cell>
          <table:table-cell table:content-validation-name="val2" office:value-type="float" office:value="17" calcext:value-type="float">
            <text:p>17</text:p>
          </table:table-cell>
        </table:table-row>
        <table:table-row table:style-name="ro1">
          <table:table-cell table:style-name="ce2" office:value-type="date" office:date-value="2014-10-19T10:20:13" calcext:value-type="date">
            <text:p>2014-10-19 10:20:1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content-validation-name="val2" office:value-type="float" office:value="20" calcext:value-type="float">
            <text:p>20</text:p>
          </table:table-cell>
          <table:table-cell table:content-validation-name="val2" office:value-type="float" office:value="7" calcext:value-type="float">
            <text:p>7</text:p>
          </table:table-cell>
        </table:table-row>
        <table:table-row table:style-name="ro1">
          <table:table-cell table:style-name="ce2" office:value-type="date" office:date-value="2014-10-20T10:20:13" calcext:value-type="date">
            <text:p>2014-10-20 10:20:1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content-validation-name="val2" office:value-type="float" office:value="9" calcext:value-type="float">
            <text:p>9</text:p>
          </table:table-cell>
          <table:table-cell table:content-validation-name="val2" office:value-type="float" office:value="6" calcext:value-type="float">
            <text:p>6</text:p>
          </table:table-cell>
        </table:table-row>
        <table:table-row table:style-name="ro1">
          <table:table-cell table:style-name="ce2" office:value-type="date" office:date-value="2014-10-21T10:20:13" calcext:value-type="date">
            <text:p>2014-10-21 10:20:1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content-validation-name="val2" office:value-type="float" office:value="10" calcext:value-type="float">
            <text:p>10</text:p>
          </table:table-cell>
          <table:table-cell table:content-validation-name="val2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date" office:date-value="2014-10-22T10:20:13" calcext:value-type="date">
            <text:p>2014-10-22 10:20:1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content-validation-name="val2" office:value-type="float" office:value="15" calcext:value-type="float">
            <text:p>15</text:p>
          </table:table-cell>
          <table:table-cell table:content-validation-name="val2" office:value-type="float" office:value="6" calcext:value-type="float">
            <text:p>6</text:p>
          </table:table-cell>
        </table:table-row>
        <table:table-row table:style-name="ro1">
          <table:table-cell table:style-name="ce2" office:value-type="date" office:date-value="2014-10-23T10:20:13" calcext:value-type="date">
            <text:p>2014-10-23 10:20:1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content-validation-name="val2" office:value-type="float" office:value="12" calcext:value-type="float">
            <text:p>12</text:p>
          </table:table-cell>
          <table:table-cell table:content-validation-name="val2" office:value-type="float" office:value="6" calcext:value-type="float">
            <text:p>6</text:p>
          </table:table-cell>
        </table:table-row>
        <table:table-row table:style-name="ro1">
          <table:table-cell table:style-name="ce2" office:value-type="date" office:date-value="2014-10-24T10:20:13" calcext:value-type="date">
            <text:p>2014-10-24 10:20:1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content-validation-name="val2" office:value-type="float" office:value="12" calcext:value-type="float">
            <text:p>12</text:p>
          </table:table-cell>
          <table:table-cell table:content-validation-name="val2" office:value-type="float" office:value="7" calcext:value-type="float">
            <text:p>7</text:p>
          </table:table-cell>
        </table:table-row>
        <table:table-row table:style-name="ro1">
          <table:table-cell table:style-name="ce2" office:value-type="date" office:date-value="2014-10-25T10:20:13" calcext:value-type="date">
            <text:p>2014-10-25 10:20:1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content-validation-name="val2" office:value-type="float" office:value="12" calcext:value-type="float">
            <text:p>12</text:p>
          </table:table-cell>
          <table:table-cell table:content-validation-name="val2" office:value-type="float" office:value="9" calcext:value-type="float">
            <text:p>9</text:p>
          </table:table-cell>
        </table:table-row>
        <table:table-row table:style-name="ro1">
          <table:table-cell table:style-name="ce2" office:value-type="date" office:date-value="2014-10-26T10:20:13" calcext:value-type="date">
            <text:p>2014-10-26 10:20:1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content-validation-name="val2" office:value-type="float" office:value="13" calcext:value-type="float">
            <text:p>13</text:p>
          </table:table-cell>
          <table:table-cell table:content-validation-name="val2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date" office:date-value="2014-10-27T10:20:13" calcext:value-type="date">
            <text:p>2014-10-27 10:20:1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content-validation-name="val2" office:value-type="float" office:value="14" calcext:value-type="float">
            <text:p>14</text:p>
          </table:table-cell>
          <table:table-cell table:content-validation-name="val2" office:value-type="float" office:value="10" calcext:value-type="float">
            <text:p>10</text:p>
          </table:table-cell>
        </table:table-row>
        <table:table-row table:style-name="ro1" table:number-rows-repeated="8">
          <table:table-cell table:number-columns-repeated="4"/>
          <table:table-cell table:content-validation-name="val2" table:number-columns-repeated="2"/>
        </table:table-row>
        <table:table-row table:style-name="ro1" table:number-rows-repeated="12">
          <table:table-cell table:number-columns-repeated="5"/>
          <table:table-cell table:content-validation-name="val2"/>
        </table:table-row>
        <table:table-row table:style-name="ro1">
          <table:table-cell table:number-columns-repeated="5"/>
          <table:table-cell table:content-validation-name="val2"/>
        </table:table-row>
      </table:table>
      <table:table table:name="tag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ag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ag0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ag0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ag0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ag0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ag0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ag0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ag0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ag0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ag0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ag0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ag0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ag0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ag0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ag0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ag0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ag0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ag0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ag0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ag020</text:p>
          </table:table-cell>
        </table:table-row>
      </table:table>
      <table:table table:name="social_picture" table:style-name="ta1">
        <table:table-column table:style-name="co2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properti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ocialPicture001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ocialPicture00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ocialPicture003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ocialPicture004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ocialPicture005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ocialPicture006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ocialPicture007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ocialPicture008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ocialPicture009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ocialPicture010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ocialPicture011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ocialPicture01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ocialPicture013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ocialPicture014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ocialPicture015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ocialPicture016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ocialPicture017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ocialPicture018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ocialPicture019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ocialPicture020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ocialPicture021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ocialPicture02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ocialPicture023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ocialPicture024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ocialPicture025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ocialPicture026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ocialPicture027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ocialPicture028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ocialPicture029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ocialPicture030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ocialPicture031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cialPicture03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ocialPicture033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ocialPicture034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ocialPicture035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ocialPicture036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ocialPicture037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ocialPicture038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ocialPicture039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ocialPicture040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ocialPicture041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ocialPicture04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ocialPicture043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ocialPicture044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ocialPicture045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ocialPicture046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ocialPicture047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ocialPicture048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ocialPicture049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ocialPicture050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</table:table>
      <table:table table:name="social_entity" table:style-name="ta1">
        <table:table-column table:style-name="co2" table:number-columns-repeated="3" table:default-cell-style-name="Default"/>
        <table:table-column table:style-name="co19" table:default-cell-style-name="Default"/>
        <table:table-column table:style-name="co2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um_rating</text:p>
          </table:table-cell>
          <table:table-cell office:value-type="string" calcext:value-type="string">
            <text:p>is_public</text:p>
          </table:table-cell>
          <table:table-cell office:value-type="string" calcext:value-type="string">
            <text:p>public_inscription</text:p>
          </table:table-cell>
          <table:table-cell office:value-type="string" calcext:value-type="string">
            <text:p>blocked</text:p>
          </table:table-cell>
          <table:table-cell office:value-type="string" calcext:value-type="string">
            <text:p>social_picture_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las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lase</text:p>
          </table:table-cell>
          <table:table-cell office:value-type="string" calcext:value-type="string">
            <text:p>fals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lase</text:p>
          </table:table-cell>
          <table:table-cell office:value-type="string" calcext:value-type="string">
            <text:p>false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lase</text:p>
          </table:table-cell>
          <table:table-cell office:value-type="string" calcext:value-type="string">
            <text:p>false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50" calcext:value-type="float">
            <text:p>50</text:p>
          </table:table-cell>
        </table:table-row>
      </table:table>
      <table:table table:name="recipe" table:style-name="ta1">
        <table:table-column table:style-name="co5" table:default-cell-style-name="Default"/>
        <table:table-column table:style-name="co2" table:default-cell-style-name="Default"/>
        <table:table-column table:style-name="co21" table:default-cell-style-name="Default"/>
        <table:table-column table:style-name="co22" table:default-cell-style-name="ce2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2" table:default-cell-style-name="ce2"/>
        <table:table-column table:style-name="co2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2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table:style-name="Default" office:value-type="string" calcext:value-type="string">
            <text:p>creation_date</text:p>
          </table:table-cell>
          <table:table-cell office:value-type="string" calcext:value-type="string">
            <text:p>information_url</text:p>
          </table:table-cell>
          <table:table-cell office:value-type="string" calcext:value-type="string">
            <text:p>advice</text:p>
          </table:table-cell>
          <table:table-cell office:value-type="string" calcext:value-type="string">
            <text:p>sugested_time</text:p>
          </table:table-cell>
          <table:table-cell table:style-name="Default" office:value-type="string" calcext:value-type="string">
            <text:p>update_date</text:p>
          </table:table-cell>
          <table:table-cell office:value-type="string" calcext:value-type="string">
            <text:p>ingredients_in_steps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father_id</text:p>
          </table:table-cell>
          <table:table-cell office:value-type="string" calcext:value-type="string">
            <text:p>social_entity_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cipe001</text:p>
          </table:table-cell>
          <table:table-cell office:value-type="string" calcext:value-type="string">
            <text:p>Description recipe 001</text:p>
          </table:table-cell>
          <table:table-cell office:value-type="date" office:date-value="2014-10-27T10:20:13" calcext:value-type="date">
            <text:p>2014-10-27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01</text:p>
          </table:table-cell>
          <table:table-cell office:value-type="string" calcext:value-type="string">
            <text:p>Sugested time recipe001</text:p>
          </table:table-cell>
          <table:table-cell office:value-type="date" office:date-value="2014-11-15T10:20:13" calcext:value-type="date">
            <text:p>2014-11-15 10:20:13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cipe002</text:p>
          </table:table-cell>
          <table:table-cell office:value-type="string" calcext:value-type="string">
            <text:p>Description recipe 002</text:p>
          </table:table-cell>
          <table:table-cell office:value-type="date" office:date-value="2014-10-28T10:20:13" calcext:value-type="date">
            <text:p>2014-10-28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02</text:p>
          </table:table-cell>
          <table:table-cell office:value-type="string" calcext:value-type="string">
            <text:p>Sugested time recipe002</text:p>
          </table:table-cell>
          <table:table-cell office:value-type="date" office:date-value="2014-11-16T10:20:13" calcext:value-type="date">
            <text:p>2014-11-16 10:20:13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cipe003</text:p>
          </table:table-cell>
          <table:table-cell office:value-type="string" calcext:value-type="string">
            <text:p>Description recipe 003</text:p>
          </table:table-cell>
          <table:table-cell office:value-type="date" office:date-value="2014-10-29T10:20:13" calcext:value-type="date">
            <text:p>2014-10-29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03</text:p>
          </table:table-cell>
          <table:table-cell office:value-type="string" calcext:value-type="string">
            <text:p>Sugested time recipe003</text:p>
          </table:table-cell>
          <table:table-cell office:value-type="date" office:date-value="2014-11-17T10:20:13" calcext:value-type="date">
            <text:p>2014-11-17 10:20:13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cipe004</text:p>
          </table:table-cell>
          <table:table-cell office:value-type="string" calcext:value-type="string">
            <text:p>Description recipe 004</text:p>
          </table:table-cell>
          <table:table-cell office:value-type="date" office:date-value="2014-10-30T10:20:13" calcext:value-type="date">
            <text:p>2014-10-30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04</text:p>
          </table:table-cell>
          <table:table-cell office:value-type="string" calcext:value-type="string">
            <text:p>Sugested time recipe004</text:p>
          </table:table-cell>
          <table:table-cell office:value-type="date" office:date-value="2014-11-18T10:20:13" calcext:value-type="date">
            <text:p>2014-11-18 10:20:13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cipe005</text:p>
          </table:table-cell>
          <table:table-cell office:value-type="string" calcext:value-type="string">
            <text:p>Description recipe 005</text:p>
          </table:table-cell>
          <table:table-cell office:value-type="date" office:date-value="2014-10-31T10:20:13" calcext:value-type="date">
            <text:p>2014-10-31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05</text:p>
          </table:table-cell>
          <table:table-cell office:value-type="string" calcext:value-type="string">
            <text:p>Sugested time recipe005</text:p>
          </table:table-cell>
          <table:table-cell office:value-type="date" office:date-value="2014-11-19T10:20:13" calcext:value-type="date">
            <text:p>2014-11-19 10:20:13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cipe006</text:p>
          </table:table-cell>
          <table:table-cell office:value-type="string" calcext:value-type="string">
            <text:p>Description recipe 006</text:p>
          </table:table-cell>
          <table:table-cell office:value-type="date" office:date-value="2014-11-01T10:20:13" calcext:value-type="date">
            <text:p>2014-11-01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06</text:p>
          </table:table-cell>
          <table:table-cell office:value-type="string" calcext:value-type="string">
            <text:p>Sugested time recipe006</text:p>
          </table:table-cell>
          <table:table-cell office:value-type="date" office:date-value="2014-11-20T10:20:13" calcext:value-type="date">
            <text:p>2014-11-20 10:20:13</text:p>
          </table:table-cell>
          <table:table-cell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cipe007</text:p>
          </table:table-cell>
          <table:table-cell office:value-type="string" calcext:value-type="string">
            <text:p>Description recipe 007</text:p>
          </table:table-cell>
          <table:table-cell office:value-type="date" office:date-value="2014-11-02T10:20:13" calcext:value-type="date">
            <text:p>2014-11-02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07</text:p>
          </table:table-cell>
          <table:table-cell office:value-type="string" calcext:value-type="string">
            <text:p>Sugested time recipe007</text:p>
          </table:table-cell>
          <table:table-cell office:value-type="date" office:date-value="2014-11-21T10:20:13" calcext:value-type="date">
            <text:p>2014-11-21 10:20:13</text:p>
          </table:table-cell>
          <table:table-cell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cipe008</text:p>
          </table:table-cell>
          <table:table-cell office:value-type="string" calcext:value-type="string">
            <text:p>Description recipe 008</text:p>
          </table:table-cell>
          <table:table-cell office:value-type="date" office:date-value="2014-11-03T10:20:13" calcext:value-type="date">
            <text:p>2014-11-03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08</text:p>
          </table:table-cell>
          <table:table-cell office:value-type="string" calcext:value-type="string">
            <text:p>Sugested time recipe008</text:p>
          </table:table-cell>
          <table:table-cell office:value-type="date" office:date-value="2014-11-22T10:20:13" calcext:value-type="date">
            <text:p>2014-11-22 10:20:13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cipe009</text:p>
          </table:table-cell>
          <table:table-cell office:value-type="string" calcext:value-type="string">
            <text:p>Description recipe 009</text:p>
          </table:table-cell>
          <table:table-cell office:value-type="date" office:date-value="2014-11-04T10:20:13" calcext:value-type="date">
            <text:p>2014-11-04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09</text:p>
          </table:table-cell>
          <table:table-cell office:value-type="string" calcext:value-type="string">
            <text:p>Sugested time recipe009</text:p>
          </table:table-cell>
          <table:table-cell office:value-type="date" office:date-value="2014-11-23T10:20:13" calcext:value-type="date">
            <text:p>2014-11-23 10:20:13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cipe010</text:p>
          </table:table-cell>
          <table:table-cell office:value-type="string" calcext:value-type="string">
            <text:p>Description recipe 010</text:p>
          </table:table-cell>
          <table:table-cell office:value-type="date" office:date-value="2014-11-05T10:20:13" calcext:value-type="date">
            <text:p>2014-11-05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10</text:p>
          </table:table-cell>
          <table:table-cell office:value-type="string" calcext:value-type="string">
            <text:p>Sugested time recipe010</text:p>
          </table:table-cell>
          <table:table-cell office:value-type="date" office:date-value="2014-11-24T10:20:13" calcext:value-type="date">
            <text:p>2014-11-24 10:20:13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cipe011</text:p>
          </table:table-cell>
          <table:table-cell office:value-type="string" calcext:value-type="string">
            <text:p>Description recipe 011</text:p>
          </table:table-cell>
          <table:table-cell office:value-type="date" office:date-value="2014-11-06T10:20:13" calcext:value-type="date">
            <text:p>2014-11-06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11</text:p>
          </table:table-cell>
          <table:table-cell office:value-type="string" calcext:value-type="string">
            <text:p>Sugested time recipe011</text:p>
          </table:table-cell>
          <table:table-cell office:value-type="date" office:date-value="2014-11-25T10:20:13" calcext:value-type="date">
            <text:p>2014-11-25 10:20:13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ecipe012</text:p>
          </table:table-cell>
          <table:table-cell office:value-type="string" calcext:value-type="string">
            <text:p>Description recipe 012</text:p>
          </table:table-cell>
          <table:table-cell office:value-type="date" office:date-value="2014-11-07T10:20:13" calcext:value-type="date">
            <text:p>2014-11-07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12</text:p>
          </table:table-cell>
          <table:table-cell office:value-type="string" calcext:value-type="string">
            <text:p>Sugested time recipe012</text:p>
          </table:table-cell>
          <table:table-cell office:value-type="date" office:date-value="2014-11-26T10:20:13" calcext:value-type="date">
            <text:p>2014-11-26 10:20:13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cipe013</text:p>
          </table:table-cell>
          <table:table-cell office:value-type="string" calcext:value-type="string">
            <text:p>Description recipe 013</text:p>
          </table:table-cell>
          <table:table-cell office:value-type="date" office:date-value="2014-11-08T10:20:13" calcext:value-type="date">
            <text:p>2014-11-08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13</text:p>
          </table:table-cell>
          <table:table-cell office:value-type="string" calcext:value-type="string">
            <text:p>Sugested time recipe013</text:p>
          </table:table-cell>
          <table:table-cell office:value-type="date" office:date-value="2014-11-27T10:20:13" calcext:value-type="date">
            <text:p>2014-11-27 10:20:13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ecipe014</text:p>
          </table:table-cell>
          <table:table-cell office:value-type="string" calcext:value-type="string">
            <text:p>Description recipe 014</text:p>
          </table:table-cell>
          <table:table-cell office:value-type="date" office:date-value="2014-11-09T10:20:13" calcext:value-type="date">
            <text:p>2014-11-09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14</text:p>
          </table:table-cell>
          <table:table-cell office:value-type="string" calcext:value-type="string">
            <text:p>Sugested time recipe014</text:p>
          </table:table-cell>
          <table:table-cell office:value-type="date" office:date-value="2014-11-28T10:20:13" calcext:value-type="date">
            <text:p>2014-11-28 10:20:13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ecipe015</text:p>
          </table:table-cell>
          <table:table-cell office:value-type="string" calcext:value-type="string">
            <text:p>Description recipe 015</text:p>
          </table:table-cell>
          <table:table-cell office:value-type="date" office:date-value="2014-11-10T10:20:13" calcext:value-type="date">
            <text:p>2014-11-10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15</text:p>
          </table:table-cell>
          <table:table-cell office:value-type="string" calcext:value-type="string">
            <text:p>Sugested time recipe015</text:p>
          </table:table-cell>
          <table:table-cell office:value-type="date" office:date-value="2014-11-29T10:20:13" calcext:value-type="date">
            <text:p>2014-11-29 10:20:13</text:p>
          </table:table-cell>
          <table:table-cell office:value-type="string" calcext:value-type="string">
            <text:p>tru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ecipe016</text:p>
          </table:table-cell>
          <table:table-cell office:value-type="string" calcext:value-type="string">
            <text:p>Description recipe 016</text:p>
          </table:table-cell>
          <table:table-cell office:value-type="date" office:date-value="2014-11-11T10:20:13" calcext:value-type="date">
            <text:p>2014-11-11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16</text:p>
          </table:table-cell>
          <table:table-cell office:value-type="string" calcext:value-type="string">
            <text:p>Sugested time recipe016</text:p>
          </table:table-cell>
          <table:table-cell office:value-type="date" office:date-value="2014-11-30T10:20:13" calcext:value-type="date">
            <text:p>2014-11-30 10:20:13</text:p>
          </table:table-cell>
          <table:table-cell office:value-type="string" calcext:value-type="string">
            <text:p>tru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ecipe017</text:p>
          </table:table-cell>
          <table:table-cell office:value-type="string" calcext:value-type="string">
            <text:p>Description recipe 017</text:p>
          </table:table-cell>
          <table:table-cell office:value-type="date" office:date-value="2014-11-12T10:20:13" calcext:value-type="date">
            <text:p>2014-11-12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17</text:p>
          </table:table-cell>
          <table:table-cell office:value-type="string" calcext:value-type="string">
            <text:p>Sugested time recipe017</text:p>
          </table:table-cell>
          <table:table-cell office:value-type="date" office:date-value="2014-12-01T10:20:13" calcext:value-type="date">
            <text:p>2014-12-01 10:20:13</text:p>
          </table:table-cell>
          <table:table-cell office:value-type="string" calcext:value-type="string">
            <text:p>tru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ecipe018</text:p>
          </table:table-cell>
          <table:table-cell office:value-type="string" calcext:value-type="string">
            <text:p>Description recipe 018</text:p>
          </table:table-cell>
          <table:table-cell office:value-type="date" office:date-value="2014-11-13T10:20:13" calcext:value-type="date">
            <text:p>2014-11-13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18</text:p>
          </table:table-cell>
          <table:table-cell office:value-type="string" calcext:value-type="string">
            <text:p>Sugested time recipe018</text:p>
          </table:table-cell>
          <table:table-cell office:value-type="date" office:date-value="2014-12-02T10:20:13" calcext:value-type="date">
            <text:p>2014-12-02 10:20:13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ecipe019</text:p>
          </table:table-cell>
          <table:table-cell office:value-type="string" calcext:value-type="string">
            <text:p>Description recipe 019</text:p>
          </table:table-cell>
          <table:table-cell office:value-type="date" office:date-value="2014-11-14T10:20:13" calcext:value-type="date">
            <text:p>2014-11-14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19</text:p>
          </table:table-cell>
          <table:table-cell office:value-type="string" calcext:value-type="string">
            <text:p>Sugested time recipe019</text:p>
          </table:table-cell>
          <table:table-cell office:value-type="date" office:date-value="2014-12-03T10:20:13" calcext:value-type="date">
            <text:p>2014-12-03 10:20:13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ecipe020</text:p>
          </table:table-cell>
          <table:table-cell office:value-type="string" calcext:value-type="string">
            <text:p>Description recipe 020</text:p>
          </table:table-cell>
          <table:table-cell office:value-type="date" office:date-value="2014-11-15T10:20:13" calcext:value-type="date">
            <text:p>2014-11-15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20</text:p>
          </table:table-cell>
          <table:table-cell office:value-type="string" calcext:value-type="string">
            <text:p>Sugested time recipe020</text:p>
          </table:table-cell>
          <table:table-cell office:value-type="date" office:date-value="2014-12-04T10:20:13" calcext:value-type="date">
            <text:p>2014-12-04 10:20:13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" calcext:value-type="float">
            <text:p>20</text:p>
          </table:table-cell>
        </table:table-row>
      </table:table>
      <table:table table:name="schedule" table:style-name="ta1"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content-validation-name="val3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content-validation-name="val3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content-validation-name="val3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content-validation-name="val3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content-validation-name="val3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content-validation-name="val3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content-validation-name="val3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content-validation-name="val3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content-validation-name="val3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content-validation-name="val3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content-validation-name="val3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content-validation-name="val3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content-validation-name="val3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content-validation-name="val3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content-validation-name="val3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content-validation-name="val3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content-validation-name="val3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content-validation-name="val3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content-validation-name="val3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content-validation-name="val3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content-validation-name="val3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content-validation-name="val3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content-validation-name="val3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content-validation-name="val3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content-validation-name="val3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content-validation-name="val3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content-validation-name="val3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content-validation-name="val3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content-validation-name="val3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content-validation-name="val3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content-validation-name="val3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content-validation-name="val3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content-validation-name="val3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content-validation-name="val3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content-validation-name="val3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content-validation-name="val3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content-validation-name="val3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content-validation-name="val3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content-validation-name="val3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content-validation-name="val3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content-validation-name="val3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content-validation-name="val3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content-validation-name="val3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content-validation-name="val3" office:value-type="float" office:value="14" calcext:value-type="float">
            <text:p>14</text:p>
          </table:table-cell>
          <table:table-cell table:number-columns-repeated="2"/>
        </table:table-row>
      </table:table>
      <table:named-expressions>
        <table:named-range table:name="user_id" table:base-cell-address="$users.$A$2" table:cell-range-address="$users.$A$2:.$A$2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date-style style:name="N105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9">00/00/0000</text:date>, <text:time style:data-style-name="N2" text:time-value="19:35:46.74971941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09T19:52:22.347963869</dc:date>
    <dc:creator>Juanlu </dc:creator>
    <meta:editing-duration>PT2H16M57S</meta:editing-duration>
    <meta:editing-cycles>21</meta:editing-cycles>
    <meta:generator>LibreOffice/4.3.3.2$Linux_X86_64 LibreOffice_project/430m0$Build-2</meta:generator>
    <meta:document-statistic meta:table-count="11" meta:cell-count="1414" meta:object-count="0"/>
  </office:meta>
</office:document-meta>
</file>